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67cm" fo:min-width="0.36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4cm" svg:height="1.164cm" svg:x="11.008cm" svg:y="10.974cm">
          <draw:image xlink:href="../TrafficLightRed.gif" xlink:type="simple" xlink:show="embed" xlink:actuate="onLoad">
            <text:p/>
          </draw:image>
        </draw:frame>
        <draw:frame draw:style-name="gr1" draw:text-style-name="P1" draw:layer="layout" svg:width="1.164cm" svg:height="1.164cm" svg:x="11.041cm" svg:y="8.032cm">
          <draw:image xlink:href="../TrafficLightGreen.gif" xlink:type="simple" xlink:show="embed" xlink:actuate="onLoad">
            <text:p/>
          </draw:image>
        </draw:frame>
        <draw:frame draw:style-name="gr1" draw:text-style-name="P1" draw:layer="layout" svg:width="1.064cm" svg:height="1.064cm" svg:x="11.105cm" svg:y="5.352cm">
          <draw:image xlink:href="../TrafficLightAmber.gif" xlink:type="simple" xlink:show="embed" xlink:actuate="onLoad">
            <text:p/>
          </draw:image>
        </draw:frame>
        <draw:frame draw:style-name="gr1" draw:text-style-name="P1" draw:layer="layout" svg:width="2.087cm" svg:height="1.692cm" svg:x="14.596cm" svg:y="2.389cm">
          <draw:image xlink:href="../Racing%20Signals%20(on%20USB)/RacingSignals/Pictures/Symbol_Horn.png" xlink:type="simple" xlink:show="embed" xlink:actuate="onLoad">
            <text:p/>
          </draw:image>
        </draw:frame>
        <draw:frame draw:style-name="gr1" draw:text-style-name="P1" draw:layer="layout" svg:width="2.313cm" svg:height="1.607cm" svg:x="10.578cm" svg:y="7.782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2.313cm" svg:height="1.607cm" svg:x="10.478cm" svg:y="10.721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2.313cm" svg:height="1.607cm" svg:x="10.545cm" svg:y="13.838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1.579cm" svg:height="2.256cm" svg:x="11.324cm" svg:y="1.989cm">
          <draw:image xlink:href="../Racing%20Signals%20(on%20USB)/RacingSignals/Pictures/SPST-NO_relay_symbol.png" xlink:type="simple" xlink:show="embed" xlink:actuate="onLoad">
            <text:p/>
          </draw:image>
        </draw:frame>
        <draw:line draw:style-name="gr2" draw:text-style-name="P1" draw:layer="layout" svg:x1="12.369cm" svg:y1="3.969cm" svg:x2="15.148cm" svg:y2="3.969cm">
          <text:p/>
        </draw:line>
        <draw:line draw:style-name="gr3" draw:text-style-name="P1" draw:id="id1" draw:layer="layout" svg:x1="15.148cm" svg:y1="1.422cm" svg:x2="15.148cm" svg:y2="2.58cm">
          <text:p/>
        </draw:line>
        <draw:line draw:style-name="gr3" draw:text-style-name="P1" draw:layer="layout" svg:x1="11.576cm" svg:y1="2.249cm" svg:x2="3.572cm" svg:y2="2.249cm">
          <text:p/>
        </draw:line>
        <draw:connector draw:style-name="gr3" draw:text-style-name="P1" draw:layer="layout" svg:x1="15.148cm" svg:y1="1.422cm" svg:x2="1.985cm" svg:y2="1.422cm" draw:start-shape="id1" draw:start-glue-point="0" svg:d="m15148 1422h-6852v0h-6311">
          <text:p/>
        </draw:connector>
        <draw:line draw:style-name="gr3" draw:text-style-name="P1" draw:layer="layout" svg:x1="12.336cm" svg:y1="2.282cm" svg:x2="12.336cm" svg:y2="1.753cm">
          <text:p/>
        </draw:line>
        <draw:line draw:style-name="gr3" draw:text-style-name="P1" draw:layer="layout" svg:x1="12.336cm" svg:y1="1.786cm" svg:x2="2.613cm" svg:y2="1.786cm">
          <text:p/>
        </draw:line>
        <draw:line draw:style-name="gr3" draw:text-style-name="P1" draw:layer="layout" svg:x1="11.642cm" svg:y1="15.511cm" svg:x2="6.516cm" svg:y2="15.511cm">
          <text:p/>
        </draw:line>
        <draw:line draw:style-name="gr3" draw:text-style-name="P1" draw:layer="layout" svg:x1="11.642cm" svg:y1="12.37cm" svg:x2="6.582cm" svg:y2="12.37cm">
          <text:p/>
        </draw:line>
        <draw:line draw:style-name="gr3" draw:text-style-name="P1" draw:layer="layout" svg:x1="11.642cm" svg:y1="9.392cm" svg:x2="6.549cm" svg:y2="9.392cm">
          <text:p/>
        </draw:line>
        <draw:line draw:style-name="gr3" draw:text-style-name="P1" draw:layer="layout" svg:x1="11.642cm" svg:y1="6.615cm" svg:x2="6.449cm" svg:y2="6.615cm">
          <text:p/>
        </draw:line>
        <draw:line draw:style-name="gr3" draw:text-style-name="P1" draw:layer="layout" svg:x1="11.642cm" svg:y1="3.969cm" svg:x2="6.483cm" svg:y2="3.969cm">
          <text:p/>
        </draw:line>
        <draw:line draw:style-name="gr3" draw:text-style-name="P1" draw:layer="layout" svg:x1="6.516cm" svg:y1="3.969cm" svg:x2="6.516cm" svg:y2="16.801cm">
          <text:p/>
        </draw:line>
        <draw:line draw:style-name="gr3" draw:text-style-name="P1" draw:layer="layout" svg:x1="11.675cm" svg:y1="4.994cm" svg:x2="4.134cm" svg:y2="4.994cm">
          <text:p/>
        </draw:line>
        <draw:line draw:style-name="gr3" draw:text-style-name="P1" draw:layer="layout" svg:x1="11.676cm" svg:y1="7.872cm" svg:x2="4.73cm" svg:y2="7.872cm">
          <text:p/>
        </draw:line>
        <draw:line draw:style-name="gr3" draw:text-style-name="P1" draw:layer="layout" svg:x1="11.676cm" svg:y1="10.782cm" svg:x2="5.259cm" svg:y2="10.782cm">
          <text:p/>
        </draw:line>
        <draw:line draw:style-name="gr3" draw:text-style-name="P1" draw:layer="layout" svg:x1="11.676cm" svg:y1="13.891cm" svg:x2="5.854cm" svg:y2="13.891cm">
          <text:p/>
        </draw:line>
        <draw:line draw:style-name="gr3" draw:text-style-name="P1" draw:layer="layout" svg:x1="4.167cm" svg:y1="4.994cm" svg:x2="4.167cm" svg:y2="16.801cm">
          <text:p/>
        </draw:line>
        <draw:line draw:style-name="gr3" draw:text-style-name="P1" draw:layer="layout" svg:x1="4.697cm" svg:y1="7.872cm" svg:x2="4.697cm" svg:y2="16.802cm">
          <text:p/>
        </draw:line>
        <draw:line draw:style-name="gr3" draw:text-style-name="P1" draw:layer="layout" svg:x1="5.325cm" svg:y1="10.782cm" svg:x2="5.325cm" svg:y2="16.802cm">
          <text:p/>
        </draw:line>
        <draw:line draw:style-name="gr3" draw:text-style-name="P1" draw:layer="layout" svg:x1="5.887cm" svg:y1="13.891cm" svg:x2="5.887cm" svg:y2="16.802cm">
          <text:p/>
        </draw:line>
        <draw:line draw:style-name="gr3" draw:text-style-name="P1" draw:layer="layout" svg:x1="3.605cm" svg:y1="2.249cm" svg:x2="3.605cm" svg:y2="16.802cm">
          <text:p/>
        </draw:line>
        <draw:line draw:style-name="gr3" draw:text-style-name="P1" draw:layer="layout" svg:x1="2.018cm" svg:y1="1.389cm" svg:x2="2.018cm" svg:y2="16.867cm">
          <text:p/>
        </draw:line>
        <draw:line draw:style-name="gr3" draw:text-style-name="P1" draw:layer="layout" svg:x1="2.613cm" svg:y1="1.786cm" svg:x2="2.613cm" svg:y2="16.867cm">
          <text:p/>
        </draw:line>
        <draw:frame draw:style-name="gr1" draw:text-style-name="P1" draw:layer="layout" svg:width="2.313cm" svg:height="1.607cm" svg:x="10.576cm" svg:y="5.017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4" draw:text-style-name="P2" draw:layer="layout" svg:width="1.025cm" svg:height="1.083cm" svg:x="9.986cm" svg:y="5.325cm">
          <draw:text-box>
            <text:p><text:span text:style-name="T1">Y</text:span></text:p>
          </draw:text-box>
        </draw:frame>
        <draw:frame draw:style-name="gr4" draw:text-style-name="P2" draw:layer="layout" svg:width="1.025cm" svg:height="1.083cm" svg:x="9.987cm" svg:y="8.137cm">
          <draw:text-box>
            <text:p><text:span text:style-name="T1">G</text:span></text:p>
          </draw:text-box>
        </draw:frame>
        <draw:frame draw:style-name="gr4" draw:text-style-name="P2" draw:layer="layout" svg:width="1.025cm" svg:height="1.083cm" svg:x="9.987cm" svg:y="11.015cm">
          <draw:text-box>
            <text:p><text:span text:style-name="T1">R</text:span></text:p>
          </draw:text-box>
        </draw:frame>
        <draw:frame draw:style-name="gr4" draw:text-style-name="P2" draw:layer="layout" svg:width="1.025cm" svg:height="1.083cm" svg:x="9.987cm" svg:y="14.123cm">
          <draw:text-box>
            <text:p><text:span text:style-name="T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eal Arundale</meta:initial-creator>
    <meta:creation-date>2015-05-14T18:57:40.71</meta:creation-date>
    <dc:date>2015-05-14T20:17:49.88</dc:date>
    <dc:creator>Neal Arundale</dc:creator>
    <meta:editing-duration>PT00H19M28S</meta:editing-duration>
    <meta:editing-cycles>2</meta:editing-cycles>
    <meta:generator>OpenOffice.org/3.2$Win32 OpenOffice.org_project/320m12$Build-9483</meta:generator>
    <meta:document-statistic meta:object-count="36"/>
  </office:meta>
</office:document-meta>
</file>